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Обычный" style:master-page-name="MP0" style:family="paragraph">
      <style:paragraph-properties fo:break-before="page"/>
    </style:style>
    <style:style style:name="T2" style:parent-style-name="Основнойшрифтабзаца" style:family="text">
      <style:text-properties fo:language="en" fo:country="US"/>
    </style:style>
  </office:automatic-styles>
  <office:body>
    <office:text text:use-soft-page-breaks="true">
      <text:p text:style-name="P1">0x1c805E92F3542794d701fA7134Afe34b08a895c2<text:span text:style-name="T2"><text:s/>- ETH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/>
    <dc:description/>
    <dc:subject/>
    <meta:initial-creator>Пользователь Windows</meta:initial-creator>
    <dc:creator>Пользователь Windows</dc:creator>
    <meta:creation-date>2023-02-11T22:51:00Z</meta:creation-date>
    <dc:date>2023-02-11T22:51:00Z</dc:date>
    <meta:template xlink:href="Normal.dotm" xlink:type="simple"/>
    <meta:editing-cycles>2</meta:editing-cycles>
    <meta:editing-duration>PT0S</meta:editing-duration>
    <meta:document-statistic meta:page-count="1" meta:paragraph-count="1" meta:word-count="7" meta:character-count="48" meta:row-count="1" meta:non-whitespace-character-count="42"/>
  </office:meta>
</office:document-meta>
</file>